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7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4152" calcext:value-type="float">
            <text:p>11.8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6176" calcext:value-type="float">
            <text:p>12.0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0016" calcext:value-type="float">
            <text:p>12.3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6968" calcext:value-type="float">
            <text:p>12.3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6864" calcext:value-type="float">
            <text:p>12.2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5528" calcext:value-type="float">
            <text:p>12.2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3128" calcext:value-type="float">
            <text:p>12.0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9664" calcext:value-type="float">
            <text:p>11.7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3568" calcext:value-type="float">
            <text:p>11.7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2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0208" calcext:value-type="float">
            <text:p>11.5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2776" calcext:value-type="float">
            <text:p>11.54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716" calcext:value-type="float">
            <text:p>11.5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192" calcext:value-type="float">
            <text:p>11.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4968" calcext:value-type="float">
            <text:p>11.5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5072" calcext:value-type="float">
            <text:p>11.6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1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9288" calcext:value-type="float">
            <text:p>11.8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0936" calcext:value-type="float">
            <text:p>12.0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3816" calcext:value-type="float">
            <text:p>12.2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344" calcext:value-type="float">
            <text:p>12.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9536" calcext:value-type="float">
            <text:p>12.2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0872" calcext:value-type="float">
            <text:p>12.3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3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6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9264" calcext:value-type="float">
            <text:p>12.3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4984" calcext:value-type="float">
            <text:p>12.4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3272" calcext:value-type="float">
            <text:p>12.4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8136" calcext:value-type="float">
            <text:p>12.5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728" calcext:value-type="float">
            <text:p>12.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4232" calcext:value-type="float">
            <text:p>12.5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0808" calcext:value-type="float">
            <text:p>12.56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2832" calcext:value-type="float">
            <text:p>12.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1704" calcext:value-type="float">
            <text:p>12.87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8176" calcext:value-type="float">
            <text:p>12.8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9512" calcext:value-type="float">
            <text:p>12.8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5608" calcext:value-type="float">
            <text:p>12.8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20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8552" calcext:value-type="float">
            <text:p>12.7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1976" calcext:value-type="float">
            <text:p>12.76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636" calcext:value-type="float">
            <text:p>12.7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684" calcext:value-type="float">
            <text:p>12.8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9408" calcext:value-type="float">
            <text:p>12.7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4648" calcext:value-type="float">
            <text:p>12.8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7696" calcext:value-type="float">
            <text:p>12.8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2456" calcext:value-type="float">
            <text:p>12.7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3312" calcext:value-type="float">
            <text:p>12.7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588" calcext:value-type="float">
            <text:p>12.7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9784" calcext:value-type="float">
            <text:p>12.7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6632" calcext:value-type="float">
            <text:p>12.6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0056" calcext:value-type="float">
            <text:p>12.6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7008" calcext:value-type="float">
            <text:p>12.6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7864" calcext:value-type="float">
            <text:p>12.6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5 17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1392" calcext:value-type="float">
            <text:p>12.6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7968" calcext:value-type="float">
            <text:p>12.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7592" calcext:value-type="float">
            <text:p>12.7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112" calcext:value-type="float">
            <text:p>12.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8072" calcext:value-type="float">
            <text:p>12.7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6256" calcext:value-type="float">
            <text:p>12.7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7488" calcext:value-type="float">
            <text:p>12.6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396" calcext:value-type="float">
            <text:p>12.6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1768" calcext:value-type="float">
            <text:p>12.6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6904" calcext:value-type="float">
            <text:p>12.5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776" calcext:value-type="float">
            <text:p>12.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9472" calcext:value-type="float">
            <text:p>12.5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3376" calcext:value-type="float">
            <text:p>12.5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5944" calcext:value-type="float">
            <text:p>12.5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2896" calcext:value-type="float">
            <text:p>12.5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4608" calcext:value-type="float">
            <text:p>12.4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2416" calcext:value-type="float">
            <text:p>12.4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9368" calcext:value-type="float">
            <text:p>12.4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7176" calcext:value-type="float">
            <text:p>12.4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8032" calcext:value-type="float">
            <text:p>12.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9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41936" calcext:value-type="float">
            <text:p>12.4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32792" calcext:value-type="float">
            <text:p>12.4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8408" calcext:value-type="float">
            <text:p>12.4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536" calcext:value-type="float">
            <text:p>12.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3648" calcext:value-type="float">
            <text:p>12.4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6216" calcext:value-type="float">
            <text:p>12.3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9012" calcext:value-type="float">
            <text:p>12.3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0976" calcext:value-type="float">
            <text:p>12.3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1352" calcext:value-type="float">
            <text:p>12.3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6112" calcext:value-type="float">
            <text:p>12.3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7448" calcext:value-type="float">
            <text:p>12.3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2208" calcext:value-type="float">
            <text:p>12.3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5256" calcext:value-type="float">
            <text:p>12.3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4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38304" calcext:value-type="float">
            <text:p>12.3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488" calcext:value-type="float">
            <text:p>12.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2688" calcext:value-type="float">
            <text:p>12.3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8784" calcext:value-type="float">
            <text:p>12.3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964" calcext:value-type="float">
            <text:p>12.3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7928" calcext:value-type="float">
            <text:p>12.3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71832" calcext:value-type="float">
            <text:p>12.3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65736" calcext:value-type="float">
            <text:p>12.3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3544" calcext:value-type="float">
            <text:p>12.3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444" calcext:value-type="float">
            <text:p>12.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3064" calcext:value-type="float">
            <text:p>12.3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4776" calcext:value-type="float">
            <text:p>12.3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7824" calcext:value-type="float">
            <text:p>12.3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4296" calcext:value-type="float">
            <text:p>12.2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82" calcext:value-type="float">
            <text:p>12.2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6488" calcext:value-type="float">
            <text:p>12.2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01728" calcext:value-type="float">
            <text:p>12.3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2584" calcext:value-type="float">
            <text:p>12.2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2104" calcext:value-type="float">
            <text:p>12.2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65152" calcext:value-type="float">
            <text:p>12.2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9912" calcext:value-type="float">
            <text:p>12.2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9056" calcext:value-type="float">
            <text:p>12.2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40768" calcext:value-type="float">
            <text:p>12.2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8576" calcext:value-type="float">
            <text:p>12.2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772" calcext:value-type="float">
            <text:p>12.2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4568" calcext:value-type="float">
            <text:p>12.1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4944" calcext:value-type="float">
            <text:p>12.1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8368" calcext:value-type="float">
            <text:p>12.0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8744" calcext:value-type="float">
            <text:p>12.0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2648" calcext:value-type="float">
            <text:p>12.0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5864" calcext:value-type="float">
            <text:p>11.8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148" calcext:value-type="float">
            <text:p>11.8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1856" calcext:value-type="float">
            <text:p>11.8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576" calcext:value-type="float">
            <text:p>11.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2712" calcext:value-type="float">
            <text:p>11.7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9184" calcext:value-type="float">
            <text:p>11.7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3944" calcext:value-type="float">
            <text:p>11.7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7368" calcext:value-type="float">
            <text:p>11.7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956" calcext:value-type="float">
            <text:p>11.71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24" calcext:value-type="float">
            <text:p>11.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764" calcext:value-type="float">
            <text:p>11.5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4216" calcext:value-type="float">
            <text:p>11.6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0688" calcext:value-type="float">
            <text:p>11.6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8976" calcext:value-type="float">
            <text:p>11.61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2024" calcext:value-type="float">
            <text:p>11.62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1168" calcext:value-type="float">
            <text:p>11.6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1648" calcext:value-type="float">
            <text:p>11.6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9936" calcext:value-type="float">
            <text:p>11.67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6032" calcext:value-type="float">
            <text:p>11.6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5176" calcext:value-type="float">
            <text:p>11.69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4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0416" calcext:value-type="float">
            <text:p>11.7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5656" calcext:value-type="float">
            <text:p>11.7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7848" calcext:value-type="float">
            <text:p>11.7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0896" calcext:value-type="float">
            <text:p>11.7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052" calcext:value-type="float">
            <text:p>11.7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1" calcext:value-type="float">
            <text:p>11.8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3192" calcext:value-type="float">
            <text:p>11.8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4048" calcext:value-type="float">
            <text:p>11.8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17096" calcext:value-type="float">
            <text:p>11.8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1104" calcext:value-type="float">
            <text:p>11.8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0728" calcext:value-type="float">
            <text:p>11.9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3776" calcext:value-type="float">
            <text:p>11.9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388" calcext:value-type="float">
            <text:p>11.9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1688" calcext:value-type="float">
            <text:p>11.9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4736" calcext:value-type="float">
            <text:p>11.9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7032" calcext:value-type="float">
            <text:p>12.0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1792" calcext:value-type="float">
            <text:p>12.0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63984" calcext:value-type="float">
            <text:p>12.0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7888" calcext:value-type="float">
            <text:p>12.0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2272" calcext:value-type="float">
            <text:p>12.0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7512" calcext:value-type="float">
            <text:p>12.0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9224" calcext:value-type="float">
            <text:p>12.0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4464" calcext:value-type="float">
            <text:p>12.0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2752" calcext:value-type="float">
            <text:p>12.1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3336" calcext:value-type="float">
            <text:p>12.2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1144" calcext:value-type="float">
            <text:p>12.2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2248" calcext:value-type="float">
            <text:p>12.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8096" calcext:value-type="float">
            <text:p>12.1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3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7616" calcext:value-type="float">
            <text:p>12.1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5904" calcext:value-type="float">
            <text:p>12.1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2856" calcext:value-type="float">
            <text:p>12.1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0664" calcext:value-type="float">
            <text:p>12.1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3712" calcext:value-type="float">
            <text:p>12.1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676" calcext:value-type="float">
            <text:p>12.1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79808" calcext:value-type="float">
            <text:p>12.1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5048" calcext:value-type="float">
            <text:p>12.1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9432" calcext:value-type="float">
            <text:p>12.2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1624" calcext:value-type="float">
            <text:p>12.2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6384" calcext:value-type="float">
            <text:p>12.2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10288" calcext:value-type="float">
            <text:p>12.2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8472" calcext:value-type="float">
            <text:p>12.1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8848" calcext:value-type="float">
            <text:p>12.1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9328" calcext:value-type="float">
            <text:p>12.1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7136" calcext:value-type="float">
            <text:p>12.1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628" calcext:value-type="float">
            <text:p>12.1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5424" calcext:value-type="float">
            <text:p>12.1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7992" calcext:value-type="float">
            <text:p>12.1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3232" calcext:value-type="float">
            <text:p>12.1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52376" calcext:value-type="float">
            <text:p>12.1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9704" calcext:value-type="float">
            <text:p>12.1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7408" calcext:value-type="float">
            <text:p>12.0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1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30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8264" calcext:value-type="float">
            <text:p>12.0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436" calcext:value-type="float">
            <text:p>12.0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45696" calcext:value-type="float">
            <text:p>12.0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96" calcext:value-type="float">
            <text:p>12.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21312" calcext:value-type="float">
            <text:p>12.0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5216" calcext:value-type="float">
            <text:p>12.0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6072" calcext:value-type="float">
            <text:p>12.0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6448" calcext:value-type="float">
            <text:p>11.9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7304" calcext:value-type="float">
            <text:p>11.9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2544" calcext:value-type="float">
            <text:p>11.9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9496" calcext:value-type="float">
            <text:p>11.9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0352" calcext:value-type="float">
            <text:p>11.9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4256" calcext:value-type="float">
            <text:p>11.9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9016" calcext:value-type="float">
            <text:p>11.9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292" calcext:value-type="float">
            <text:p>11.9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9872" calcext:value-type="float">
            <text:p>11.9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2064" calcext:value-type="float">
            <text:p>11.9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5112" calcext:value-type="float">
            <text:p>11.9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6344" calcext:value-type="float">
            <text:p>11.8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244" calcext:value-type="float">
            <text:p>11.9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4632" calcext:value-type="float">
            <text:p>11.9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9392" calcext:value-type="float">
            <text:p>11.8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3296" calcext:value-type="float">
            <text:p>11.8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8536" calcext:value-type="float">
            <text:p>11.9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196" calcext:value-type="float">
            <text:p>11.8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8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90248" calcext:value-type="float">
            <text:p>11.8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75008" calcext:value-type="float">
            <text:p>11.8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2816" calcext:value-type="float">
            <text:p>11.8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68912" calcext:value-type="float">
            <text:p>11.8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3672" calcext:value-type="float">
            <text:p>11.8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0624" calcext:value-type="float">
            <text:p>11.8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624" calcext:value-type="float">
            <text:p>11.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8432" calcext:value-type="float">
            <text:p>11.8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7576" calcext:value-type="float">
            <text:p>11.8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2336" calcext:value-type="float">
            <text:p>11.8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20144" calcext:value-type="float">
            <text:p>11.8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6136" calcext:value-type="float">
            <text:p>11.7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4424" calcext:value-type="float">
            <text:p>11.7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8328" calcext:value-type="float">
            <text:p>11.7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004" calcext:value-type="float">
            <text:p>11.7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46992" calcext:value-type="float">
            <text:p>11.7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1752" calcext:value-type="float">
            <text:p>11.7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8704" calcext:value-type="float">
            <text:p>11.7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348" calcext:value-type="float">
            <text:p>11.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3464" calcext:value-type="float">
            <text:p>11.7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16512" calcext:value-type="float">
            <text:p>11.71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7744" calcext:value-type="float">
            <text:p>11.6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908" calcext:value-type="float">
            <text:p>11.6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1272" calcext:value-type="float">
            <text:p>11.7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8224" calcext:value-type="float">
            <text:p>11.6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92128" calcext:value-type="float">
            <text:p>11.6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0792" calcext:value-type="float">
            <text:p>11.67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9456" calcext:value-type="float">
            <text:p>11.6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6408" calcext:value-type="float">
            <text:p>11.6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86" calcext:value-type="float">
            <text:p>11.6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64696" calcext:value-type="float">
            <text:p>11.6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336" calcext:value-type="float">
            <text:p>11.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37264" calcext:value-type="float">
            <text:p>11.6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40312" calcext:value-type="float">
            <text:p>11.6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288" calcext:value-type="float">
            <text:p>11.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15928" calcext:value-type="float">
            <text:p>11.6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6784" calcext:value-type="float">
            <text:p>11.6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3736" calcext:value-type="float">
            <text:p>11.6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09832" calcext:value-type="float">
            <text:p>11.6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4592" calcext:value-type="float">
            <text:p>11.5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91544" calcext:value-type="float">
            <text:p>11.5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5448" calcext:value-type="float">
            <text:p>11.5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58016" calcext:value-type="float">
            <text:p>11.5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48872" calcext:value-type="float">
            <text:p>11.5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1064" calcext:value-type="float">
            <text:p>11.5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5344" calcext:value-type="float">
            <text:p>11.51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3152" calcext:value-type="float">
            <text:p>11.50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7056" calcext:value-type="float">
            <text:p>11.4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00104" calcext:value-type="float">
            <text:p>11.5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4008" calcext:value-type="float">
            <text:p>11.49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4384" calcext:value-type="float">
            <text:p>11.4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0856" calcext:value-type="float">
            <text:p>11.4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7808" calcext:value-type="float">
            <text:p>11.41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26952" calcext:value-type="float">
            <text:p>11.42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6472" calcext:value-type="float">
            <text:p>11.3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1024" calcext:value-type="float">
            <text:p>11.2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0544" calcext:value-type="float">
            <text:p>11.21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0064" calcext:value-type="float">
            <text:p>11.1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4344" calcext:value-type="float">
            <text:p>11.13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3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9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20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8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0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9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4032" calcext:value-type="float">
            <text:p>10.9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2632" calcext:value-type="float">
            <text:p>11.15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8728" calcext:value-type="float">
            <text:p>11.15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8832" calcext:value-type="float">
            <text:p>11.22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4072" calcext:value-type="float">
            <text:p>11.2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30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5136" calcext:value-type="float">
            <text:p>11.3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6096" calcext:value-type="float">
            <text:p>11.43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9144" calcext:value-type="float">
            <text:p>11.4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524" calcext:value-type="float">
            <text:p>11.44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51336" calcext:value-type="float">
            <text:p>11.45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3048" calcext:value-type="float">
            <text:p>11.43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476" calcext:value-type="float">
            <text:p>11.4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9896" calcext:value-type="float">
            <text:p>11.35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2944" calcext:value-type="float">
            <text:p>11.3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3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8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0272" calcext:value-type="float">
            <text:p>11.3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4176" calcext:value-type="float">
            <text:p>11.31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3216" calcext:value-type="float">
            <text:p>11.2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1504" calcext:value-type="float">
            <text:p>11.2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3696" calcext:value-type="float">
            <text:p>11.2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284" calcext:value-type="float">
            <text:p>11.2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5032" calcext:value-type="float">
            <text:p>11.30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8936" calcext:value-type="float">
            <text:p>11.2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1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6-0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5-17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8-04-23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11-17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044" calcext:value-type="float">
            <text:p>11.14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11-02 1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3112" calcext:value-type="float">
            <text:p>11.1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10-1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9-11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8-08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3528" calcext:value-type="float">
            <text:p>11.46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7-13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6-15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48288" calcext:value-type="float">
            <text:p>11.4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5-10 20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88496" calcext:value-type="float">
            <text:p>11.5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4-25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3256" calcext:value-type="float">
            <text:p>11.57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4-17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4-04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7-03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82984" calcext:value-type="float">
            <text:p>11.6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10-28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34672" calcext:value-type="float">
            <text:p>12.2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9-2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9744" calcext:value-type="float">
            <text:p>12.4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8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7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6-27 20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5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1664" calcext:value-type="float">
            <text:p>12.5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4-2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2728" calcext:value-type="float">
            <text:p>12.6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6-03-14 19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11-04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21184" calcext:value-type="float">
            <text:p>12.5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10-0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5776" calcext:value-type="float">
            <text:p>12.6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09-11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0704" calcext:value-type="float">
            <text:p>12.49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08-05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06-0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3208" calcext:value-type="float">
            <text:p>12.7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04-15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9304" calcext:value-type="float">
            <text:p>12.7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5-03-09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30912" calcext:value-type="float">
            <text:p>12.6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11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09-03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5672" calcext:value-type="float">
            <text:p>12.6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08-08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07-1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2936" calcext:value-type="float">
            <text:p>12.8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06-06 20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05-0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9176" calcext:value-type="float">
            <text:p>13.21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4-03-13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3-09-3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3-08-3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3-07-1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3-05-2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3-04-29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3-03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11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10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09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08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07-2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87784" calcext:value-type="float">
            <text:p>11.9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06-20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3024" calcext:value-type="float">
            <text:p>12.0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05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6552" calcext:value-type="float">
            <text:p>12.0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2-04-23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11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10-0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9688" calcext:value-type="float">
            <text:p>11.21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09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08-3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07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06-0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05-0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5552" calcext:value-type="float">
            <text:p>11.6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1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1376" calcext:value-type="float">
            <text:p>11.7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4904" calcext:value-type="float">
            <text:p>11.8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35384" calcext:value-type="float">
            <text:p>11.8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4816" calcext:value-type="float">
            <text:p>11.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51208" calcext:value-type="float">
            <text:p>11.9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1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204" calcext:value-type="float">
            <text:p>12.5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6592" calcext:value-type="float">
            <text:p>12.3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50496" calcext:value-type="float">
            <text:p>12.3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9576" calcext:value-type="float">
            <text:p>12.6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79096" calcext:value-type="float">
            <text:p>12.5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1288" calcext:value-type="float">
            <text:p>12.5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4252" calcext:value-type="float">
            <text:p>12.5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69952" calcext:value-type="float">
            <text:p>12.5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0432" calcext:value-type="float">
            <text:p>12.6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97384" calcext:value-type="float">
            <text:p>12.5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7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356" calcext:value-type="float">
            <text:p>13.2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4312" calcext:value-type="float">
            <text:p>13.1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9072" calcext:value-type="float">
            <text:p>13.1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5856" calcext:value-type="float">
            <text:p>13.3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7504" calcext:value-type="float">
            <text:p>13.55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3224" calcext:value-type="float">
            <text:p>13.6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7128" calcext:value-type="float">
            <text:p>13.59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2056" calcext:value-type="float">
            <text:p>13.4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3536" calcext:value-type="float">
            <text:p>13.8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316" calcext:value-type="float">
            <text:p>13.85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9256" calcext:value-type="float">
            <text:p>13.8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5832" calcext:value-type="float">
            <text:p>13.89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556" calcext:value-type="float">
            <text:p>14.0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4872" calcext:value-type="float">
            <text:p>13.83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22" calcext:value-type="float">
            <text:p>13.7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4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3912" calcext:value-type="float">
            <text:p>13.77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3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5648" calcext:value-type="float">
            <text:p>13.18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2288" calcext:value-type="float">
            <text:p>12.9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6192" calcext:value-type="float">
            <text:p>12.9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692" calcext:value-type="float">
            <text:p>13.4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9136" calcext:value-type="float">
            <text:p>12.8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06528" calcext:value-type="float">
            <text:p>12.6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12624" calcext:value-type="float">
            <text:p>12.6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3752" calcext:value-type="float">
            <text:p>12.4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108" calcext:value-type="float">
            <text:p>12.4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54128" calcext:value-type="float">
            <text:p>12.4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02312" calcext:value-type="float">
            <text:p>12.4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7344" calcext:value-type="float">
            <text:p>12.2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95632" calcext:value-type="float">
            <text:p>12.2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71248" calcext:value-type="float">
            <text:p>12.2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40184" calcext:value-type="float">
            <text:p>12.1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6656" calcext:value-type="float">
            <text:p>12.1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3608" calcext:value-type="float">
            <text:p>12.1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98808" calcext:value-type="float">
            <text:p>11.7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1584" calcext:value-type="float">
            <text:p>11.9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3504" calcext:value-type="float">
            <text:p>12.0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86616" calcext:value-type="float">
            <text:p>11.7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384" calcext:value-type="float">
            <text:p>11.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158" calcext:value-type="float">
            <text:p>12.1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30456" calcext:value-type="float">
            <text:p>12.0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4192" calcext:value-type="float">
            <text:p>12.2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5592" calcext:value-type="float">
            <text:p>11.9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9768" calcext:value-type="float">
            <text:p>11.8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05488" calcext:value-type="float">
            <text:p>11.9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26824" calcext:value-type="float">
            <text:p>11.9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9976" calcext:value-type="float">
            <text:p>11.9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0832" calcext:value-type="float">
            <text:p>11.9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5484" calcext:value-type="float">
            <text:p>12.0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35968" calcext:value-type="float">
            <text:p>11.9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96928" calcext:value-type="float">
            <text:p>11.9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21896" calcext:value-type="float">
            <text:p>12.1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0724" calcext:value-type="float">
            <text:p>12.2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968" calcext:value-type="float">
            <text:p>12.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9888" calcext:value-type="float">
            <text:p>12.8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1328" calcext:value-type="float">
            <text:p>12.9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064" calcext:value-type="float">
            <text:p>12.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5296" calcext:value-type="float">
            <text:p>12.6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1872" calcext:value-type="float">
            <text:p>12.6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54" calcext:value-type="float">
            <text:p>12.7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6088" calcext:value-type="float">
            <text:p>12.8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4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6568" calcext:value-type="float">
            <text:p>12.9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3144" calcext:value-type="float">
            <text:p>12.9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4808" calcext:value-type="float">
            <text:p>14.0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04264" calcext:value-type="float">
            <text:p>14.3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3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21384" calcext:value-type="float">
            <text:p>14.1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0488" calcext:value-type="float">
            <text:p>13.81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2408" calcext:value-type="float">
            <text:p>13.93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65352" calcext:value-type="float">
            <text:p>13.86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7376" calcext:value-type="float">
            <text:p>14.0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8816" calcext:value-type="float">
            <text:p>14.1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988" calcext:value-type="float">
            <text:p>14.27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3896" calcext:value-type="float">
            <text:p>14.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01088" calcext:value-type="float">
            <text:p>14.80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71192" calcext:value-type="float">
            <text:p>14.87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2852" calcext:value-type="float">
            <text:p>14.82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51608" calcext:value-type="float">
            <text:p>15.15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706344" calcext:value-type="float">
            <text:p>15.7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50896" calcext:value-type="float">
            <text:p>15.55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94864" calcext:value-type="float">
            <text:p>15.29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98624" calcext:value-type="float">
            <text:p>14.89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9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2184" calcext:value-type="float">
            <text:p>14.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1568" calcext:value-type="float">
            <text:p>14.83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74824" calcext:value-type="float">
            <text:p>14.97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9416" calcext:value-type="float">
            <text:p>15.13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0492" calcext:value-type="float">
            <text:p>16.5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2392" calcext:value-type="float">
            <text:p>16.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03424" calcext:value-type="float">
            <text:p>15.20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9712" calcext:value-type="float">
            <text:p>14.4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9608" calcext:value-type="float">
            <text:p>14.3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6936" calcext:value-type="float">
            <text:p>14.3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6768" calcext:value-type="float">
            <text:p>14.52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3448" calcext:value-type="float">
            <text:p>14.63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73984" calcext:value-type="float">
            <text:p>15.87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9448" calcext:value-type="float">
            <text:p>16.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0128" calcext:value-type="float">
            <text:p>14.7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9656" calcext:value-type="float">
            <text:p>13.2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644" calcext:value-type="float">
            <text:p>13.42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7-03-26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9492" calcext:value-type="float">
            <text:p>12.6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17552" calcext:value-type="float">
            <text:p>12.4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206" calcext:value-type="float">
            <text:p>12.4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8156" calcext:value-type="float">
            <text:p>12.4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08992" calcext:value-type="float">
            <text:p>12.5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0536" calcext:value-type="float">
            <text:p>12.6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80264" calcext:value-type="float">
            <text:p>12.7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49984" calcext:value-type="float">
            <text:p>14.3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5664" calcext:value-type="float">
            <text:p>14.0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6624" calcext:value-type="float">
            <text:p>14.1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9296" calcext:value-type="float">
            <text:p>14.17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0568" calcext:value-type="float">
            <text:p>14.4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09064" calcext:value-type="float">
            <text:p>14.60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83384" calcext:value-type="float">
            <text:p>14.88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16784" calcext:value-type="float">
            <text:p>15.4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23336" calcext:value-type="float">
            <text:p>16.02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4104" calcext:value-type="float">
            <text:p>15.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18792" calcext:value-type="float">
            <text:p>14.7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29688" calcext:value-type="float">
            <text:p>15.02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53488" calcext:value-type="float">
            <text:p>14.9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60168" calcext:value-type="float">
            <text:p>15.0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36368" calcext:value-type="float">
            <text:p>15.13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21712" calcext:value-type="float">
            <text:p>15.22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63088" calcext:value-type="float">
            <text:p>15.5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98368" calcext:value-type="float">
            <text:p>15.89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4128" calcext:value-type="float">
            <text:p>16.26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21328" calcext:value-type="float">
            <text:p>16.72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66848" calcext:value-type="float">
            <text:p>15.16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97328" calcext:value-type="float">
            <text:p>15.1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58288" calcext:value-type="float">
            <text:p>15.2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19248" calcext:value-type="float">
            <text:p>15.31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80208" calcext:value-type="float">
            <text:p>15.38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67888" calcext:value-type="float">
            <text:p>15.86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850</text:p>
          </table:table-cell>
          <table:table-cell office:value-type="string" calcext:value-type="string">
            <text:p>QBUA nr Louisburg, #3</text:p>
          </table:table-cell>
          <table:table-cell office:value-type="string" calcext:value-type="string">
            <text:p>198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54528" calcext:value-type="float">
            <text:p>15.65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32" meta:object-count="0"/>
    <meta:user-defined meta:name="AppVersion">3.0</meta:user-defined>
  </office:meta>
</office:document-meta>
</file>